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ntextConfigurationUtilsTests.assertMergedConfig( MergedContextConfiguration mergedConfig , Class &lt; ? &gt; expectedTestClass , String [ ] expectedLocations , Class &lt; ? &gt; [ ] expectedClasses , Class &lt; ? extends ContextLoader &gt; expectedContextLoad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ontextConfigurationUtilsTests.array( T ...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xtConfigurationUtilsTests.assertAttributes( ContextConfigurationAttributes attributes , Class &lt; ? &gt; expectedDeclaringClass , String [ ] expectedLocations , Class &lt; ? &gt; [ ] expectedClasses , Class &lt; ? extends ContextLoader &gt; expectedContextLoaderClass , boolean expectedInherit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ContextConfigurationUtilsTests.assertMergedConfig( MergedContextConfiguration mergedConfig , Class &lt; ? &gt; expectedTestClass , String [ ] expectedLocations , Class &lt; ? &gt; [ ] expectedClasses , Set &lt; Class &lt; ? extends ApplicationContextInitializer &lt; ? &gt; &gt; &gt; expectedInitializerClasses , Class &lt; ? extends ContextLoader &gt; expectedContextLoader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ContextConfigurationUtilsTests.buildMergedContextConfiguration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